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cm" fo:min-width="1.5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cm" fo:min-width="1.5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cm" fo:min-width="2.3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ffffff" draw:marker-start="" draw:fill="none" draw:fill-color="#729fcf" draw:textarea-horizontal-align="justify" draw:textarea-vertical-align="middle" draw:auto-grow-height="false" fo:min-height="0.65cm" fo:min-width="0.5cm"/>
    </style:style>
    <style:style style:name="gr6" style:family="graphic" style:parent-style-name="standard">
      <style:graphic-properties svg:stroke-color="#ffffff" draw:marker-start="" draw:fill="none" draw:fill-color="#729fcf" draw:textarea-horizontal-align="justify" draw:textarea-vertical-align="middle" draw:auto-grow-height="false" fo:min-height="0.4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34cm" fo:min-width="2.10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34cm" fo:min-width="1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634cm" fo:min-width="2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34cm" fo:min-width="1.90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26cm" fo:min-width="4.318cm"/>
    </style:style>
    <style:style style:name="gr12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0.4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4.1cm" svg:height="1.6cm" svg:x="12.8cm" svg:y="3.5cm">
          <text:p text:style-name="P1"><text:span text:style-name="T1">¿Tiene flores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4.1cm" svg:height="1.9cm" svg:x="6.6cm" svg:y="5.2cm">
          <text:p text:style-name="P1"><text:span text:style-name="T1">¿Produce frutos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5.7cm" svg:height="1.9cm" svg:x="18.8cm" svg:y="4.8cm">
          <text:p text:style-name="P1"><text:span text:style-name="T1">¿Tiene raíces, hojas</text:span></text:p>
          <text:p text:style-name="P1"><text:span text:style-name="T1">y conductos por </text:span></text:p>
          <text:p text:style-name="P1"><text:span text:style-name="T1">donde circula la savia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65cm" svg:y1="5.2cm" svg:x2="12.8cm" svg:y2="4.3cm" draw:start-shape="id1" draw:start-glue-point="4" draw:end-shape="id2" draw:end-glue-point="5" svg:d="M8650 5200v-900h4150" svg:viewBox="0 0 4151 901">
          <text:p/>
        </draw:connector>
        <draw:custom-shape draw:style-name="gr5" draw:text-style-name="P3" draw:layer="layout" svg:width="1cm" svg:height="0.9cm" svg:x="6.2cm" svg:y="5.2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0.7cm" svg:x="16.9cm" svg:y="5.9cm">
          <text:p text:style-name="P1"><text:span text:style-name="T2">SI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0.7cm" svg:x="11.7cm" svg:y="3.4cm">
          <text:p text:style-name="P1"><text:span text:style-name="T2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6cm" svg:height="0.7cm" svg:x="17.9cm" svg:y="3.4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cm" svg:height="0.7cm" svg:x="11.5cm" svg:y="5.2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2.6cm" svg:height="1.1cm" svg:x="3.1cm" svg:y="6.9cm">
          <text:p text:style-name="P1"><text:span text:style-name="T3">Angiosperm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6.6cm" svg:y1="6.15cm" svg:x2="4.4cm" svg:y2="6.9cm" draw:start-shape="id1" draw:start-glue-point="5" draw:end-shape="id3" draw:end-glue-point="4" svg:d="M6600 6150h-2200v750" svg:viewBox="0 0 2201 751">
          <text:p/>
        </draw:connector>
        <draw:custom-shape draw:style-name="gr8" draw:text-style-name="P4" xml:id="id5" draw:id="id5" draw:layer="layout" svg:width="2.3cm" svg:height="1.1cm" svg:x="25.4cm" svg:y="7.2cm">
          <text:p text:style-name="P1"><text:span text:style-name="T3">Musg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24.5cm" svg:y1="5.75cm" svg:x2="26.55cm" svg:y2="7.2cm" draw:start-shape="id4" draw:start-glue-point="7" draw:end-shape="id5" draw:end-glue-point="4" svg:d="M24500 5750h2050v1450" svg:viewBox="0 0 2051 1451">
          <text:p/>
        </draw:connector>
        <draw:custom-shape draw:style-name="gr9" draw:text-style-name="P4" xml:id="id8" draw:id="id8" draw:layer="layout" svg:width="2.8cm" svg:height="1.1cm" svg:x="12.2cm" svg:y="6.7cm">
          <text:p text:style-name="P1"><text:span text:style-name="T3">Gimnosperm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4" xml:id="id6" draw:id="id6" draw:layer="layout" svg:width="2.4cm" svg:height="1.1cm" svg:x="16.4cm" svg:y="7.9cm">
          <text:p text:style-name="P1"><text:span text:style-name="T3">Helech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8.8cm" svg:y1="5.75cm" svg:x2="17.6cm" svg:y2="7.9cm" draw:start-shape="id4" draw:start-glue-point="5" draw:end-shape="id6" draw:end-glue-point="4" svg:d="M18800 5750h-1200v2150" svg:viewBox="0 0 1201 2151">
          <text:p/>
        </draw:connector>
        <draw:custom-shape draw:style-name="gr11" draw:text-style-name="P5" xml:id="id7" draw:id="id7" draw:layer="layout" svg:width="5.202cm" svg:height="1.594cm" draw:transform="rotate (-0.00226892802759273) translate (12.298cm 0.894cm)">
          <text:p text:style-name="P1"><text:span text:style-name="T2">Plan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14.896cm" svg:y1="2.498cm" svg:x2="14.85cm" svg:y2="3.5cm" draw:start-shape="id7" draw:start-glue-point="6" draw:end-shape="id2" draw:end-glue-point="4" svg:d="M14896 2498v503h-46v499" svg:viewBox="0 0 47 1003">
          <text:p/>
        </draw:connector>
        <draw:connector draw:style-name="gr4" draw:text-style-name="P1" draw:layer="layout" svg:x1="10.7cm" svg:y1="6.15cm" svg:x2="13.6cm" svg:y2="6.7cm" draw:start-shape="id1" draw:start-glue-point="7" draw:end-shape="id8" draw:end-glue-point="4" svg:d="M10700 6150h2900v550" svg:viewBox="0 0 2901 551">
          <text:p/>
        </draw:connector>
        <draw:custom-shape draw:style-name="gr12" draw:text-style-name="P7" draw:layer="layout" svg:width="0.6cm" svg:height="0.7cm" svg:x="24.9cm" svg:y="4.9cm">
          <text:p text:style-name="P6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9cm" svg:y1="4.3cm" svg:x2="21.65cm" svg:y2="4.8cm" draw:start-shape="id2" draw:start-glue-point="7" draw:end-shape="id4" draw:end-glue-point="4" svg:d="M16900 4300h951v-1h3799v501" svg:viewBox="0 0 4751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20:08:43.116175340</meta:creation-date>
    <dc:date>2017-03-16T17:28:08.150885615</dc:date>
    <meta:editing-duration>PT52M41S</meta:editing-duration>
    <meta:editing-cycles>16</meta:editing-cycles>
    <meta:generator>LibreOffice/5.1.2.2.0$Linux_x86 LibreOffice_project/10m0$Build-2</meta:generator>
    <meta:document-statistic meta:object-count="21"/>
  </office:meta>
</office:document-meta>
</file>